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.5in" fo:margin-right="0in" fo:text-indent="0in" style:auto-text-indent="false"/>
      <style:text-properties style:font-name="Calibri" fo:font-size="18pt" fo:language="en" fo:country="US" fo:font-weight="bold" officeooo:paragraph-rsid="0014fb52" fo:background-color="transparent" style:font-name-asian="Calibri1" style:font-size-asian="18pt" style:font-weight-asian="bold" style:font-size-complex="18pt"/>
    </style:style>
    <style:style style:name="P2" style:family="paragraph" style:parent-style-name="List_20_Paragraph">
      <style:paragraph-properties fo:margin-left="0.5in" fo:margin-right="0in" fo:text-indent="0in" style:auto-text-indent="false"/>
      <style:text-properties style:font-name="Calibri" fo:font-size="18pt" fo:language="en" fo:country="US" fo:font-weight="bold" officeooo:paragraph-rsid="0014fb52" fo:background-color="transparent" style:font-name-asian="Calibri1" style:font-size-asian="18pt" style:font-weight-asian="bold" style:font-size-complex="18pt"/>
    </style:style>
    <style:style style:name="P3" style:family="paragraph" style:parent-style-name="List_20_Paragraph">
      <style:paragraph-properties fo:margin-left="0.5in" fo:margin-right="0in" fo:text-indent="0in" style:auto-text-indent="false"/>
      <style:text-properties fo:font-size="18pt" fo:language="en" fo:country="US" fo:font-weight="bold" officeooo:paragraph-rsid="0014fb52" style:font-size-asian="18pt" style:font-weight-asian="bold" style:font-size-complex="18pt"/>
    </style:style>
    <style:style style:name="P4" style:family="paragraph" style:parent-style-name="List_20_Paragraph" style:master-page-name="Standard">
      <style:paragraph-properties fo:margin-left="0.5in" fo:margin-right="0in" fo:text-indent="0in" style:auto-text-indent="false" style:page-number="auto"/>
      <style:text-properties fo:font-size="18pt" officeooo:paragraph-rsid="0014fb52" style:font-size-asian="18pt" style:font-size-complex="18pt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style:font-name="Calibri" fo:font-size="18pt" fo:language="en" fo:country="US" fo:font-weight="bold" officeooo:paragraph-rsid="0014fb52" fo:background-color="transparent" style:font-name-asian="Calibri1" style:font-size-asian="18pt" style:font-weight-asian="bold" style:font-size-complex="18pt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Calibri" fo:font-size="18pt" fo:language="en" fo:country="US" fo:font-weight="bold" officeooo:rsid="0024da88" officeooo:paragraph-rsid="0014fb52" fo:background-color="transparent" style:font-name-asian="Calibri1" style:font-size-asian="18pt" style:font-weight-asian="bold" style:font-size-complex="18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style:font-name="Calibri" fo:font-size="18pt" fo:language="en" fo:country="US" fo:font-weight="bold" officeooo:paragraph-rsid="0014fb52" fo:background-color="#ffff00" style:font-name-asian="Calibri1" style:font-size-asian="18pt" style:font-weight-asian="bold" style:font-size-complex="18pt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Calibri" fo:font-size="18pt" fo:language="sk" fo:country="SK" fo:font-weight="bold" officeooo:rsid="00283cd2" officeooo:paragraph-rsid="00283cd2" fo:background-color="#ffff00" style:font-name-asian="Calibri1" style:font-size-asian="18pt" style:font-weight-asian="bold" style:font-size-complex="18pt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Calibri" fo:font-size="18pt" fo:language="en" fo:country="US" fo:font-weight="bold" officeooo:paragraph-rsid="0014fb52" fo:background-color="transparent" style:font-name-asian="Calibri1" style:font-size-asian="18pt" style:font-weight-asian="bold" style:font-size-complex="18pt"/>
    </style:style>
    <style:style style:name="T1" style:family="text">
      <style:text-properties fo:font-size="20pt" fo:background-color="#ffff00" loext:char-shading-value="0" style:font-name-asian="Calibri1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20pt" fo:language="sk" fo:country="SK" officeooo:rsid="0027504b" style:font-size-asian="20pt" style:font-size-complex="20pt"/>
    </style:style>
    <style:style style:name="T5" style:family="text">
      <style:text-properties officeooo:rsid="001664ca"/>
    </style:style>
    <style:style style:name="T6" style:family="text">
      <style:text-properties style:font-name="Calibri" fo:font-size="20pt" fo:language="en" fo:country="US" fo:font-weight="bold" officeooo:rsid="0024f695" fo:background-color="transparent" loext:char-shading-value="0" style:font-name-asian="Calibri1" style:font-size-asian="20pt" style:font-weight-asian="bold" style:font-size-complex="20pt"/>
    </style:style>
    <style:style style:name="T7" style:family="text">
      <style:text-properties officeooo:rsid="0020d74c"/>
    </style:style>
    <style:style style:name="T8" style:family="text">
      <style:text-properties fo:language="sk" fo:country="SK" officeooo:rsid="00283cd2"/>
    </style:style>
    <style:style style:name="T9" style:family="text">
      <style:text-properties fo:language="sk" fo:country="SK" officeooo:rsid="0027504b"/>
    </style:style>
    <style:style style:name="T10" style:family="text">
      <style:text-properties officeooo:rsid="0028698f"/>
    </style:style>
    <style:style style:name="T11" style:family="text">
      <style:text-properties fo:background-color="#ffff00" loext:char-shading-value="0" style:font-name-asian="Calibri1"/>
    </style:style>
    <style:style style:name="T1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man</text:span>, cd, pwd, ls, cut, su, grep, touch, nano, vim, less, chmod, chown, cat, <text:span text:style-name="T12">tr, </text:span><text:s/>/etc/passwd, /etc/group, <text:span text:style-name="T9">adduser</text:span>, groupadd, passwd, wget, ps, stat, wc, &gt; , &gt;&gt; (output redirect), | (pipe)</text:p>
      <text:p text:style-name="P3"/>
      <text:p text:style-name="P1"><text:span text:style-name="T5">1. </text:span>Vypíšte zoznam všetkých používateľov v systéme.</text:p>
      <text:p text:style-name="P1"><text:s/><text:tab/>cat /etc/passwd | cut -d":" -f1</text:p>
      <text:p text:style-name="P1"/>
      <text:p text:style-name="P1"><text:span text:style-name="T5">2. </text:span>Vypíšte zoznam používateľských skupín v systéme.</text:p>
      <text:p text:style-name="P1"><text:tab/>cat /etc/group |cut -d":" -f1</text:p>
      <text:p text:style-name="P1"/>
      <text:p text:style-name="P1"><text:span text:style-name="T5">3. </text:span>Vypiste iba PID vsetkych procesov zadaneho pouzivatela</text:p>
      <text:p text:style-name="P1"><text:tab/>ps -aux | grep "debian" | tr -s " " |cut -d" " -f1,2 |grep "debian" | cut -d" " -f2</text:p>
      <text:p text:style-name="P1"/>
      <text:p text:style-name="P1"><text:span text:style-name="T5">4. </text:span>Vypiste nazvy suborov v zadanom adresari, do ktorych moze zapisovat skupina vlastnika suboru.</text:p>
      <text:p text:style-name="P1"><text:tab/>ls -al |grep "^.....w" | tr -s " " | cut -d" " -f9</text:p>
      <text:p text:style-name="P2"/>
      <text:p text:style-name="P5"><text:span text:style-name="T5"><text:tab/></text:span></text:p>
      <text:p text:style-name="P5"><text:span text:style-name="T7">5. </text:span>Zobrazte len texty odkazov zo zadaneho webu </text:p>
      <text:p text:style-name="P5"><text:tab/><text:span text:style-name="T8">na toto sme prišli počas prednášky (nie je to dokonalé, ale pre ilustráciu reťazenia príkazov postačuje) </text:span>wget -O- postoj.sk | grep "a href" | cut -d"&gt;" -f2 |cut -d"&lt;" -f1 </text:p>
      <text:p text:style-name="P5"/>
      <text:p text:style-name="P8">neskôr som doriešil takéto riešenie, ktoré používa re<text:span text:style-name="T10">g</text:span>ulárne výrazy, aby presne <text:span text:style-name="T10">odchytili iba text odkazov</text:span></text:p>
      <text:p text:style-name="P7">wget -O- postoj.sk | grep -Eo "&lt;a href=.*&gt;.*&lt;/a&gt;" | cut -d"&gt;" -f2 |cut -d"&lt;" -f1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28T22:09:14.983000000</meta:creation-date>
    <dc:title>A4 template</dc:title>
    <meta:editing-duration>PT13H21M59S</meta:editing-duration>
    <meta:editing-cycles>26</meta:editing-cycles>
    <meta:generator>LibreOffice/6.3.1.2$Windows_X86_64 LibreOffice_project/b79626edf0065ac373bd1df5c28bd630b4424273</meta:generator>
    <dc:date>2020-03-30T23:40:12.445000000</dc:date>
    <meta:document-statistic meta:table-count="0" meta:image-count="0" meta:object-count="0" meta:page-count="1" meta:paragraph-count="14" meta:word-count="181" meta:character-count="1045" meta:non-whitespace-character-count="867"/>
    <meta:template xlink:type="simple" xlink:actuate="onRequest" xlink:title="A4 template" xlink:href="file:///C:/Users/tokos/AppData/Roaming/LibreOffice/4/user/template/A4%20template.ott" meta:date="2019-03-28T22:09:14.232000000"/>
  </office:meta>
</office:document-meta>
</file>